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AF00002AB800000DC86786052D.svm"/>
  <manifest:file-entry manifest:media-type="" manifest:full-path="Pictures/200000A300001B9000000DC80B062B84.svm"/>
  <manifest:file-entry manifest:media-type="" manifest:full-path="Pictures/200000D900001B9000001B90D8676C34.svm"/>
  <manifest:file-entry manifest:media-type="" manifest:full-path="Pictures/2000019900001B9000000DC8C57E1AFB.svm"/>
  <manifest:file-entry manifest:media-type="" manifest:full-path="Pictures/200000DF00001B9000001B9078A0DBD0.svm"/>
  <manifest:file-entry manifest:media-type="" manifest:full-path="Pictures/200000DF00001B9000001B900153AB79.svm"/>
  <manifest:file-entry manifest:media-type="" manifest:full-path="Pictures/2000009100001B9000000DC81B2D0C05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Standard">
      <style:text-properties style:use-window-font-color="true" style:text-position="0% 100%" fo:font-size="12pt" fo:font-style="normal" style:text-underline-style="none" fo:font-weight="normal" officeooo:rsid="00c6814f" officeooo:paragraph-rsid="00c9d05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c9d05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cafe3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cc25b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cd3eb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cd774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ce055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cfdcf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d0237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d09aa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d0c77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d10a7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d1dd6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c6814f" officeooo:paragraph-rsid="00d3d41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fo:color="#999999" style:text-position="0% 100%" fo:font-size="12pt" fo:font-style="normal" style:text-underline-style="none" fo:font-weight="normal" officeooo:rsid="00c6814f" officeooo:paragraph-rsid="00cafe3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c6814f" officeooo:paragraph-rsid="00cc25b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c6814f" officeooo:paragraph-rsid="00cfdcf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c6814f" officeooo:paragraph-rsid="00d09aa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c6814f" officeooo:paragraph-rsid="00d0c77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c6814f" officeooo:paragraph-rsid="00d3d41e" style:font-size-asian="12pt" style:font-style-asian="normal" style:font-weight-asian="normal" style:font-size-complex="12pt" style:font-style-complex="normal" style:font-weight-complex="normal"/>
    </style:style>
    <style:style style:name="P24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b 58%" officeooo:rsid="00cafe36"/>
    </style:style>
    <style:style style:name="T3" style:family="text">
      <style:text-properties style:text-position="sub 58%" officeooo:rsid="00cc25bc"/>
    </style:style>
    <style:style style:name="T4" style:family="text">
      <style:text-properties style:text-position="sub 58%" officeooo:rsid="00cd774d"/>
    </style:style>
    <style:style style:name="T5" style:family="text">
      <style:text-properties style:text-position="sub 58%" officeooo:rsid="00ce055e"/>
    </style:style>
    <style:style style:name="T6" style:family="text">
      <style:text-properties style:text-position="sub 58%" officeooo:rsid="00d0237d"/>
    </style:style>
    <style:style style:name="T7" style:family="text">
      <style:text-properties style:text-position="sub 58%" officeooo:rsid="00d0c773"/>
    </style:style>
    <style:style style:name="T8" style:family="text">
      <style:text-properties style:text-position="sub 58%" officeooo:rsid="00d3d41e"/>
    </style:style>
    <style:style style:name="T9" style:family="text">
      <style:text-properties officeooo:rsid="00af8ad2"/>
    </style:style>
    <style:style style:name="T10" style:family="text">
      <style:text-properties officeooo:rsid="00bed13b"/>
    </style:style>
    <style:style style:name="T11" style:family="text">
      <style:text-properties style:use-window-font-color="true" style:text-position="0% 100%" fo:font-size="12pt" fo:font-style="normal" style:text-underline-style="none" fo:font-weight="normal" officeooo:rsid="00c6814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style:text-position="0% 100%" fo:font-style="normal" style:text-underline-style="none" fo:font-weight="normal" officeooo:rsid="00c9d05c" style:font-style-asian="normal" style:font-weight-asian="normal" style:font-style-complex="normal" style:font-weight-complex="normal"/>
    </style:style>
    <style:style style:name="T13" style:family="text">
      <style:text-properties fo:color="#999999" officeooo:rsid="00cafe36"/>
    </style:style>
    <style:style style:name="T14" style:family="text">
      <style:text-properties fo:color="#999999" officeooo:rsid="00d3d41e"/>
    </style:style>
    <style:style style:name="T15" style:family="text">
      <style:text-properties officeooo:rsid="00c9d05c"/>
    </style:style>
    <style:style style:name="T16" style:family="text">
      <style:text-properties fo:font-weight="bold" officeooo:rsid="00c9d05c" style:font-weight-asian="bold" style:font-weight-complex="bold"/>
    </style:style>
    <style:style style:name="T17" style:family="text">
      <style:text-properties fo:font-weight="bold" officeooo:rsid="00cafe36" style:font-weight-asian="bold" style:font-weight-complex="bold"/>
    </style:style>
    <style:style style:name="T18" style:family="text">
      <style:text-properties officeooo:rsid="00cafe36"/>
    </style:style>
    <style:style style:name="T19" style:family="text">
      <style:text-properties officeooo:rsid="00cc25bc"/>
    </style:style>
    <style:style style:name="T20" style:family="text">
      <style:text-properties officeooo:rsid="00cc25bc" style:text-overline-style="solid" style:text-overline-width="auto" style:text-overline-color="font-color"/>
    </style:style>
    <style:style style:name="T21" style:family="text">
      <style:text-properties officeooo:rsid="00cc25bc" style:text-overline-style="none" style:text-overline-color="font-color"/>
    </style:style>
    <style:style style:name="T22" style:family="text">
      <style:text-properties officeooo:rsid="00ce055e" style:text-overline-style="none" style:text-overline-color="font-color"/>
    </style:style>
    <style:style style:name="T23" style:family="text">
      <style:text-properties officeooo:rsid="00cd3ebc"/>
    </style:style>
    <style:style style:name="T24" style:family="text">
      <style:text-properties officeooo:rsid="00cd774d"/>
    </style:style>
    <style:style style:name="T25" style:family="text">
      <style:text-properties officeooo:rsid="00ce055e"/>
    </style:style>
    <style:style style:name="T26" style:family="text">
      <style:text-properties fo:color="#cccccc" officeooo:rsid="00cd774d"/>
    </style:style>
    <style:style style:name="T27" style:family="text">
      <style:text-properties fo:color="#cccccc" officeooo:rsid="00d3d41e"/>
    </style:style>
    <style:style style:name="T28" style:family="text">
      <style:text-properties officeooo:rsid="00cfdcfb"/>
    </style:style>
    <style:style style:name="T29" style:family="text">
      <style:text-properties officeooo:rsid="00d0237d"/>
    </style:style>
    <style:style style:name="T30" style:family="text">
      <style:text-properties officeooo:rsid="00d09aa9"/>
    </style:style>
    <style:style style:name="T31" style:family="text">
      <style:text-properties officeooo:rsid="00d0c773"/>
    </style:style>
    <style:style style:name="T32" style:family="text">
      <style:text-properties officeooo:rsid="00d10a77"/>
    </style:style>
    <style:style style:name="T33" style:family="text">
      <style:text-properties officeooo:rsid="00d1dd69"/>
    </style:style>
    <style:style style:name="T34" style:family="text">
      <style:text-properties officeooo:rsid="00d3d4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101cm" fo:margin-right="0cm" style:wrap="parallel" style:number-wrapped-paragraphs="no-limit" style:wrap-contour="false" style:vertical-pos="middle" style:vertical-rel="tex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cm" draw:marker-start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_20__28_var_29_"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3cm" draw:marker-start="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20<text:span text:style-name="T1">11</text:span>-(<text:span text:style-name="T1">05</text:span>)<text:span text:style-name="T1">maj</text:span>-<text:span text:style-name="T9">0</text:span><text:span text:style-name="T10">4</text:span>: dag <text:span text:style-name="T1">2</text:span><text:span text:style-name="T10">7</text:span></text:h>
      <text:p text:style-name="P2"/>
      <text:p text:style-name="P5"><text:span text:style-name="T15">Övning 9</text:span></text:p>
      <text:p text:style-name="P5"><text:span text:style-name="T15"/></text:p>
      <text:p text:style-name="P5"><text:span text:style-name="T15">1)<text:tab/>Rita alla (icke-isomorfa) träd (sammanhängande, acyklisk graf) med 7 hörn.</text:span></text:p>
      <text:p text:style-name="P5"><text:span text:style-name="T15"><text:tab/>En av varje isomorfityp.</text:span></text:p>
      <text:p text:style-name="P5"><text:span text:style-name="T15"/></text:p>
      <text:p text:style-name="P5"><text:span text:style-name="T15"><text:tab/>Max valens:</text:span></text:p>
      <text:p text:style-name="P5"><text:span text:style-name="T15"/></text:p>
      <text:p text:style-name="P5"><draw:line text:anchor-type="paragraph" draw:z-index="0" draw:style-name="gr1" draw:text-style-name="P24" svg:x1="5.156cm" svg:y1="0.254cm" svg:x2="12.697cm" svg:y2="0.254cm"><text:p/></draw:line><text:span text:style-name="T15"><text:tab/><text:tab/>2:<text:tab/><text:tab/>∙<text:tab/>∙<text:tab/>∙<text:tab/>∙<text:tab/>∙<text:tab/>∙<text:tab/>∙</text:span></text:p>
      <text:p text:style-name="P5"><text:span text:style-name="T15"/></text:p>
      <text:p text:style-name="P5"><text:span text:style-name="T15"><text:tab/><text:tab/>3:<text:tab/>1)<text:tab/>1 hörn med valens 3:</text:span></text:p>
      <text:p text:style-name="P5"><text:span text:style-name="T15"/></text:p>
      <text:p text:style-name="P5"><draw:line text:anchor-type="paragraph" draw:z-index="1" draw:style-name="gr1" draw:text-style-name="P24" svg:x1="5.156cm" svg:y1="0.254cm" svg:x2="11.427cm" svg:y2="0.254cm"><text:p/></draw:line><draw:line text:anchor-type="paragraph" draw:z-index="11" draw:style-name="gr1" draw:text-style-name="P24" svg:x1="6.399cm" svg:y1="1.251cm" svg:x2="6.399cm" svg:y2="0.254cm"><text:p/></draw:line><text:span text:style-name="T15"><text:tab/><text:tab/><text:tab/><text:tab/>∙<text:tab/>∙<text:tab/>∙<text:tab/>∙<text:tab/>∙<text:tab/>∙</text:span></text:p>
      <text:p text:style-name="P5"><text:span text:style-name="T16"/></text:p>
      <text:p text:style-name="P5"><text:span text:style-name="T16"><text:tab/><text:tab/><text:tab/><text:tab/><text:tab/></text:span><text:span text:style-name="T15">∙</text:span></text:p>
      <text:p text:style-name="P5"><text:span text:style-name="T15"/></text:p>
      <text:p text:style-name="P5"><draw:line text:anchor-type="paragraph" draw:z-index="2" draw:style-name="gr1" draw:text-style-name="P24" svg:x1="5.156cm" svg:y1="0.254cm" svg:x2="11.427cm" svg:y2="0.254cm"><text:p/></draw:line><draw:line text:anchor-type="paragraph" draw:z-index="12" draw:style-name="gr1" draw:text-style-name="P24" svg:x1="7.669cm" svg:y1="1.251cm" svg:x2="7.669cm" svg:y2="0.254cm"><text:p/></draw:line><text:span text:style-name="T15"><text:tab/><text:tab/><text:tab/><text:tab/>∙<text:tab/>∙<text:tab/>∙<text:tab/>∙<text:tab/>∙<text:tab/>∙</text:span></text:p>
      <text:p text:style-name="P5"><text:span text:style-name="T16"/></text:p>
      <text:p text:style-name="P5"><text:span text:style-name="T16"><text:tab/><text:tab/><text:tab/><text:tab/><text:tab/><text:tab/></text:span><text:span text:style-name="T15">∙</text:span></text:p>
      <text:p text:style-name="P5"><text:span text:style-name="T15"/></text:p>
      <text:p text:style-name="P5"><draw:line text:anchor-type="paragraph" draw:z-index="3" draw:style-name="gr1" draw:text-style-name="P24" svg:x1="5.156cm" svg:y1="0.254cm" svg:x2="10.13cm" svg:y2="0.254cm"><text:p/></draw:line><draw:line text:anchor-type="paragraph" draw:z-index="13" draw:style-name="gr1" draw:text-style-name="P24" svg:x1="7.669cm" svg:y1="2.177cm" svg:x2="7.669cm" svg:y2="0.254cm"><text:p/></draw:line><text:span text:style-name="T15"><text:tab/><text:tab/><text:tab/><text:tab/>∙<text:tab/>∙<text:tab/>∙<text:tab/>∙<text:tab/>∙</text:span></text:p>
      <text:p text:style-name="P5"><text:span text:style-name="T12"/></text:p>
      <text:p text:style-name="P5"><text:span text:style-name="T16"><text:tab/><text:tab/><text:tab/><text:tab/><text:tab/><text:tab/></text:span><text:span text:style-name="T15">∙</text:span></text:p>
      <text:p text:style-name="P5"><text:span text:style-name="T16"/></text:p>
      <text:p text:style-name="P5"><text:span text:style-name="T16"><text:tab/><text:tab/><text:tab/><text:tab/><text:tab/><text:tab/></text:span><text:span text:style-name="T15">∙</text:span></text:p>
      <text:p text:style-name="P5"><text:span text:style-name="T15"/></text:p>
      <text:p text:style-name="P5"><text:span text:style-name="T15"><text:tab/><text:tab/><text:tab/>2)<text:tab/>2 hörn med valens 3:</text:span></text:p>
      <text:p text:style-name="P5"><text:span text:style-name="T15"/></text:p>
      <text:p text:style-name="P6"><draw:line text:anchor-type="paragraph" draw:z-index="4" draw:style-name="gr1" draw:text-style-name="P24" svg:x1="5.156cm" svg:y1="0.254cm" svg:x2="10.13cm" svg:y2="0.254cm"><text:p/></draw:line><draw:line text:anchor-type="paragraph" draw:z-index="14" draw:style-name="gr1" draw:text-style-name="P24" svg:x1="6.399cm" svg:y1="1.251cm" svg:x2="6.399cm" svg:y2="0.254cm"><text:p/></draw:line><draw:line text:anchor-type="paragraph" draw:z-index="15" draw:style-name="gr1" draw:text-style-name="P24" svg:x1="8.902cm" svg:y1="1.251cm" svg:x2="8.902cm" svg:y2="0.254cm"><text:p/></draw:line><draw:line text:anchor-type="paragraph" draw:z-index="5" draw:style-name="gr1" draw:text-style-name="P24" svg:x1="11.426cm" svg:y1="0.272cm" svg:x2="16.4cm" svg:y2="0.272cm"><text:p/></draw:line><draw:line text:anchor-type="paragraph" draw:z-index="16" draw:style-name="gr1" draw:text-style-name="P24" svg:x1="12.67cm" svg:y1="1.269cm" svg:x2="12.67cm" svg:y2="0.272cm"><text:p/></draw:line><draw:line text:anchor-type="paragraph" draw:z-index="17" draw:style-name="gr1" draw:text-style-name="P24" svg:x1="13.935cm" svg:y1="1.269cm" svg:x2="13.935cm" svg:y2="0.272cm"><text:p/></draw:line><text:span text:style-name="T15"><text:tab/><text:tab/><text:tab/><text:tab/>∙<text:tab/>∙<text:tab/>∙<text:tab/>∙<text:tab/>∙<text:tab/></text:span><text:span text:style-name="T15">∙<text:tab/>∙<text:tab/>∙<text:tab/>∙<text:tab/>∙</text:span></text:p>
      <text:p text:style-name="P5"><text:span text:style-name="T16"/></text:p>
      <text:p text:style-name="P6"><text:span text:style-name="T16"><text:tab/><text:tab/><text:tab/><text:tab/><text:tab/></text:span><text:span text:style-name="T15">∙<text:tab/><text:tab/>∙</text:span><text:span text:style-name="T16"><text:tab/></text:span><text:span text:style-name="T17"><text:tab/></text:span><text:span text:style-name="T16"><text:tab/></text:span><text:span text:style-name="T15">∙<text:tab/>∙</text:span></text:p>
      <text:p text:style-name="P3"><text:span text:style-name="T15"/></text:p>
      <text:p text:style-name="P5"><draw:line text:anchor-type="paragraph" draw:z-index="18" draw:style-name="gr1" draw:text-style-name="P24" svg:x1="6.399cm" svg:y1="2.238cm" svg:x2="6.399cm" svg:y2="0.28cm"><text:p/></draw:line><text:span text:style-name="T15"><text:tab/><text:tab/>4:<text:tab/><text:tab/><text:tab/>∙</text:span></text:p>
      <text:p text:style-name="P5"><text:span text:style-name="T15"/></text:p>
      <text:p text:style-name="P5"><draw:line text:anchor-type="paragraph" draw:z-index="6" draw:style-name="gr1" draw:text-style-name="P24" svg:x1="5.156cm" svg:y1="0.254cm" svg:x2="10.13cm" svg:y2="0.254cm"><text:p/></draw:line><text:span text:style-name="T15"><text:tab/><text:tab/><text:tab/><text:tab/>∙<text:tab/>∙<text:tab/>∙<text:tab/>∙<text:tab/>∙</text:span></text:p>
      <text:p text:style-name="P5"><text:span text:style-name="T15"/></text:p>
      <text:p text:style-name="P6"><draw:line text:anchor-type="paragraph" draw:z-index="21" draw:style-name="gr1" draw:text-style-name="P24" svg:x1="13.914cm" svg:y1="3.244cm" svg:x2="13.914cm" svg:y2="0.307cm"><text:p/></draw:line><text:span text:style-name="T15"><text:tab/><text:tab/><text:tab/><text:tab/><text:tab/>∙<text:tab/><text:tab/><text:tab/><text:tab/><text:tab/></text:span><text:span text:style-name="T18"><text:tab/></text:span><text:span text:style-name="T15">∙</text:span></text:p>
      <text:p text:style-name="P6"><text:span text:style-name="T15"/></text:p>
      <text:p text:style-name="P6"><draw:line text:anchor-type="paragraph" draw:z-index="20" draw:style-name="gr1" draw:text-style-name="P24" svg:x1="7.664cm" svg:y1="2.238cm" svg:x2="7.664cm" svg:y2="0.28cm"><text:p/></draw:line><draw:line text:anchor-type="paragraph" draw:z-index="19" draw:style-name="gr1" draw:text-style-name="P24" svg:x1="6.399cm" svg:y1="2.238cm" svg:x2="6.399cm" svg:y2="0.28cm"><text:p/></draw:line><text:span text:style-name="T15"><text:tab/><text:tab/><text:tab/><text:tab/><text:tab/>∙<text:tab/>∙<text:tab/><text:tab/><text:tab/><text:tab/><text:tab/>∙</text:span></text:p>
      <text:p text:style-name="P5"/>
      <text:p text:style-name="P6"><draw:line text:anchor-type="paragraph" draw:z-index="7" draw:style-name="gr1" draw:text-style-name="P24" svg:x1="5.156cm" svg:y1="0.254cm" svg:x2="7.643cm" svg:y2="0.254cm"><text:p/></draw:line><draw:line text:anchor-type="paragraph" draw:z-index="8" draw:style-name="gr1" draw:text-style-name="P24" svg:x1="12.67cm" svg:y1="0.272cm" svg:x2="16.427cm" svg:y2="0.272cm"><text:p/></draw:line><text:span text:style-name="T15"><text:tab/><text:tab/><text:tab/><text:tab/>∙<text:tab/>∙<text:tab/>∙<text:tab/><text:tab/><text:tab/><text:tab/>∙<text:tab/>∙<text:tab/>∙<text:tab/>∙</text:span></text:p>
      <text:p text:style-name="P5"><text:span text:style-name="T15"/></text:p>
      <text:p text:style-name="P6"><text:span text:style-name="T15"><text:tab/><text:tab/><text:tab/><text:tab/><text:tab/>∙<text:tab/>∙</text:span><text:span text:style-name="T18"><text:tab/><text:tab/><text:tab/><text:tab/></text:span><text:span text:style-name="T15"><text:tab/>∙</text:span></text:p>
      <text:p text:style-name="P5"><text:span text:style-name="T15"/></text:p>
      <text:p text:style-name="P6"><draw:line text:anchor-type="paragraph" draw:z-index="22" draw:style-name="gr1" draw:text-style-name="P24" svg:x1="5.844cm" svg:y1="0.272cm" svg:x2="6.585cm" svg:y2="1.242cm"><text:p/></draw:line><draw:line text:anchor-type="paragraph" draw:z-index="23" draw:style-name="gr1" draw:text-style-name="P24" svg:x1="7.246cm" svg:y1="0.272cm" svg:x2="6.585cm" svg:y2="1.242cm"><text:p/></draw:line><draw:line text:anchor-type="paragraph" draw:z-index="25" draw:style-name="gr1" draw:text-style-name="P24" svg:x1="14.628cm" svg:y1="2.221cm" svg:x2="15.977cm" svg:y2="0.263cm"><text:p/></draw:line><draw:line text:anchor-type="paragraph" draw:z-index="26" draw:style-name="gr1" draw:text-style-name="P24" svg:x1="14.601cm" svg:y1="0.263cm" svg:x2="15.95cm" svg:y2="2.221cm"><text:p/></draw:line><text:soft-page-break/><text:span text:style-name="T15"><text:tab/><text:tab/>5:<text:tab/><text:tab/> <text:s text:c="4"/>∙<text:tab/> <text:s text:c="5"/>∙<text:tab/></text:span><text:span text:style-name="T18"><text:tab/><text:tab/></text:span><text:span text:style-name="T15"><text:tab/>6:<text:tab/><text:tab/> <text:s text:c="4"/>∙<text:tab/> <text:s text:c="5"/>∙</text:span></text:p>
      <text:p text:style-name="P5"><text:span text:style-name="T15"/></text:p>
      <text:p text:style-name="P6"><draw:line text:anchor-type="paragraph" draw:z-index="9" draw:style-name="gr1" draw:text-style-name="P24" svg:x1="5.156cm" svg:y1="0.254cm" svg:x2="9.31cm" svg:y2="0.254cm"><text:p/></draw:line><draw:line text:anchor-type="paragraph" draw:z-index="24" draw:style-name="gr1" draw:text-style-name="P24" svg:x1="6.558cm" svg:y1="1.251cm" svg:x2="6.558cm" svg:y2="0.254cm"><text:p/></draw:line><draw:line text:anchor-type="paragraph" draw:z-index="10" draw:style-name="gr1" draw:text-style-name="P24" svg:x1="13.914cm" svg:y1="0.254cm" svg:x2="16.666cm" svg:y2="0.254cm"><text:p/></draw:line><text:span text:style-name="T15"><text:tab/><text:tab/><text:tab/><text:tab/>∙<text:tab/> ∙<text:tab/> <text:s/>∙<text:tab/> <text:s text:c="2"/>∙<text:tab/><text:tab/></text:span><text:span text:style-name="T18"><text:tab/></text:span><text:span text:style-name="T15"><text:tab/>∙<text:tab/> ∙<text:tab/> <text:s/>∙</text:span></text:p>
      <text:p text:style-name="P5"><text:span text:style-name="T15"/></text:p>
      <text:p text:style-name="P6"><text:span text:style-name="T15"><text:tab/><text:tab/><text:tab/><text:tab/><text:tab/> ∙</text:span><text:span text:style-name="T18"><text:tab/><text:tab/><text:tab/><text:tab/></text:span><text:span text:style-name="T15"><text:tab/><text:tab/> </text:span><text:span text:style-name="T15"><text:s text:c="4"/>∙<text:tab/> <text:s text:c="5"/>∙</text:span></text:p>
      <text:p text:style-name="P5"><text:span text:style-name="T15"/></text:p>
      <text:p text:style-name="P5"><text:span text:style-name="T15"><text:tab/>Totalt 11 olika.</text:span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5"><text:span text:style-name="T15"/></text:p>
      <text:p text:style-name="P6"><text:span text:style-name="T18">2)<text:tab/>Grafen G = (V, E) saknar cykler, |V| = 143, |E| = 100.</text:span></text:p>
      <text:p text:style-name="P6"><text:span text:style-name="T18"><text:tab/>Hur många komponenter?</text:span></text:p>
      <text:p text:style-name="P6"><text:span text:style-name="T18"/></text:p>
      <text:p text:style-name="P6"><text:span text:style-name="T18"><text:tab/>(G är en skog.) Varje komponent är ett träd (sammanhängande och</text:span></text:p>
      <text:p text:style-name="P6"><text:span text:style-name="T18"><text:tab/>acyklisk), så antelet hörn i den är 1 mer än kanter, i den.</text:span></text:p>
      <text:p text:style-name="P6"><text:span text:style-name="T18"><text:tab/>k stycken komponenter ger alltså 143 − 100 = 43 komponenter.</text:span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>3)<text:tab/>G = (V, E) med δ(x) + δ(y) ≥ n + 1, (n = |V|), alla, x, y ∈ V.</text:span></text:p>
      <text:p text:style-name="P6"><text:span text:style-name="T18"><text:tab/>Vi skall visa att G är sammanhängande.</text:span></text:p>
      <text:p text:style-name="P6"><text:span text:style-name="T18"/></text:p>
      <text:p text:style-name="P6"><text:span text:style-name="T18"><text:tab/>Motsägelsevis:</text:span></text:p>
      <text:p text:style-name="P6"><text:span text:style-name="T18"/></text:p>
      <text:p text:style-name="P6"><text:span text:style-name="T18"><text:tab/><text:tab/>Antag att G inte är sammanhängande, V = V</text:span><text:span text:style-name="T2">1</text:span><text:span text:style-name="T18"> ∪ V</text:span><text:span text:style-name="T2">2</text:span><text:span text:style-name="T18">, V</text:span><text:span text:style-name="T2">1</text:span><text:span text:style-name="T18"> ∩ V</text:span><text:span text:style-name="T2">2</text:span><text:span text:style-name="T18"> = ∅,</text:span></text:p>
      <text:p text:style-name="P6"><text:span text:style-name="T18"><text:tab/><text:tab/>och inga kanter mellan u ∈ V</text:span><text:span text:style-name="T2">1</text:span><text:span text:style-name="T18"> och v ∈ V</text:span><text:span text:style-name="T2">2</text:span><text:span text:style-name="T18">.</text:span></text:p>
      <text:p text:style-name="P6"><text:span text:style-name="T18"/></text:p>
      <text:p text:style-name="P6"><text:span text:style-name="T18"><text:tab/><text:tab/>Om<text:tab/>x ∈ V</text:span><text:span text:style-name="T2">1</text:span><text:span text:style-name="T18"> : δ(x) ≤ |V</text:span><text:span text:style-name="T2">1</text:span><text:span text:style-name="T18">| − 1</text:span></text:p>
      <text:p text:style-name="P6"><text:span text:style-name="T18"><text:tab/><text:tab/><text:tab/>y ∈ V</text:span><text:span text:style-name="T2">2</text:span><text:span text:style-name="T18"> : δ(y) ≤ |V</text:span><text:span text:style-name="T2">2</text:span><text:span text:style-name="T18">| − 1</text:span></text:p>
      <text:p text:style-name="P6"><text:span text:style-name="T18"/></text:p>
      <text:p text:style-name="P6"><text:span text:style-name="T18"><text:tab/><text:tab/>då δ(x) + δ(y) ≤ |V</text:span><text:span text:style-name="T2">1</text:span><text:span text:style-name="T18">| + |V</text:span><text:span text:style-name="T2">2</text:span><text:span text:style-name="T18">| − 2 = n − 2.</text:span></text:p>
      <text:p text:style-name="P6"><text:span text:style-name="T18"><text:tab/><text:tab/>Motsägelse!</text:span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>4)<text:tab/>G = (V, E) bipartit <text:s/>(V = X ⊔ Y)<text:tab/></text:span><text:span text:style-name="T13">(⊔ används inte av läraren;</text:span></text:p>
      <text:p text:style-name="P18"><text:span text:style-name="T18"><text:tab/><text:tab/><text:tab/><text:tab/><text:tab/><text:tab/><text:tab/>V = X ⊔ Y betyder V = X ∪ Y, X ∩ Y = ∅.)</text:span></text:p>
      <text:p text:style-name="P6"><text:span text:style-name="T18"/></text:p>
      <text:p text:style-name="P6"><draw:line text:anchor-type="paragraph" draw:z-index="29" draw:style-name="gr1" draw:text-style-name="P24" svg:x1="9.627cm" svg:y1="0.042cm" svg:x2="9.627cm" svg:y2="3.217cm"><text:p/></draw:line><text:span text:style-name="T18"><text:tab/>|V| = n, låt |X| = k, |Y| = n − k</text:span></text:p>
      <text:p text:style-name="P7"><draw:line text:anchor-type="paragraph" draw:z-index="30" draw:style-name="gr1" draw:text-style-name="P24" svg:x1="12.935cm" svg:y1="0.236cm" svg:x2="12.432cm" svg:y2="2.167cm"><text:p/></draw:line><draw:line text:anchor-type="paragraph" draw:z-index="31" draw:style-name="gr1" draw:text-style-name="P24" svg:x1="15.21cm" svg:y1="0.263cm" svg:x2="12.432cm" svg:y2="2.168cm"><text:p/></draw:line><draw:line text:anchor-type="paragraph" draw:z-index="32" draw:style-name="gr1" draw:text-style-name="P24" svg:x1="13.596cm" svg:y1="2.168cm" svg:x2="15.21cm" svg:y2="0.263cm"><text:p/></draw:line><draw:line text:anchor-type="paragraph" draw:z-index="33" draw:style-name="gr1" draw:text-style-name="P24" svg:x1="12.935cm" svg:y1="0.263cm" svg:x2="16.004cm" svg:y2="2.142cm"><text:p/></draw:line><text:span text:style-name="T19"><text:tab/><text:tab/><text:tab/><text:tab/><text:tab/><text:tab/><text:tab/><text:tab/>k st<text:tab/> <text:s text:c="10"/>● <text:s text:c="13"/>●<text:tab/> <text:s text:c="2"/>X</text:span></text:p>
      <text:p text:style-name="P7"><text:span text:style-name="T18"><text:tab/>Då:<text:tab/></text:span><text:span text:style-name="T18"><draw:frame draw:style-name="fr3" draw:name="Object1" text:anchor-type="as-char" svg:width="6.819cm" svg:height="1.014cm" draw:z-index="27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7"><text:span text:style-name="T19"><text:tab/><text:tab/></text:span><text:span text:style-name="T19"><draw:frame draw:style-name="fr3" draw:name="Object2" text:anchor-type="as-char" svg:width="5.36cm" svg:height="1.222cm" draw:z-index="2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9"><text:tab/><text:tab/>n − k st <text:s text:c="3"/>● <text:s text:c="5"/>● <text:s text:c="5"/>● <text:s text:c="5"/>●<text:tab/> <text:s text:c="2"/>Y</text:span></text:p>
      <text:p text:style-name="P19"><text:span text:style-name="T19">5</text:span><text:span text:style-name="T18">)<text:tab/></text:span><text:span text:style-name="T19">Till grafen G = (V, E) bildas d</text:span><text:span text:style-name="T21">ess komplementgraf</text:span></text:p>
      <text:p text:style-name="P7"><draw:line text:anchor-type="paragraph" draw:z-index="34" draw:style-name="gr2" draw:text-style-name="P24" svg:x1="8.41cm" svg:y1="0.476cm" svg:x2="9.892cm" svg:y2="1.164cm"><text:p/></draw:line><text:span text:style-name="T21"><text:tab/></text:span><text:span text:style-name="T20">G</text:span><text:span text:style-name="T19"> = (V, E') så att E ∩ E' = ∅, K</text:span><text:span text:style-name="T3">n</text:span><text:span text:style-name="T19"> ≅ (V, E ∪ E')</text:span><text:span text:style-name="T23">, (|V| = n),</text:span></text:p>
      <text:p text:style-name="P7"><text:span text:style-name="T19"/></text:p>
      <text:p text:style-name="P8"><text:span text:style-name="T19"><text:tab/><text:tab/><text:tab/><text:tab/><text:tab/><text:tab/><text:tab/><text:tab/>isomorfisk med</text:span><text:span text:style-name="T23"> (skrivs ibland ≃, ≈)</text:span></text:p>
      <text:p text:style-name="P8"><text:span text:style-name="T23"/></text:p>
      <text:p text:style-name="P8"><text:span text:style-name="T23"><text:tab/>det vill säga; det går kanter i </text:span><text:span text:style-name="T20">G</text:span><text:span text:style-name="T23"> mellan hörn x och y</text:span></text:p>
      <text:p text:style-name="P8"><text:span text:style-name="T23"><text:tab/>omm det inte går en kant mellan dem i G.</text:span></text:p>
      <text:p text:style-name="P8"><draw:frame draw:style-name="fr1" draw:name="graphics1" text:anchor-type="paragraph" svg:x="2.806cm" svg:y="0.238cm" svg:width="7.056cm" svg:height="3.528cm" draw:z-index="35"><draw:image xlink:href="Pictures/2000019900001B9000000DC8C57E1AFB.svm" xlink:type="simple" xlink:show="embed" xlink:actuate="onLoad"/></draw:frame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9"><text:span text:style-name="T23"><text:tab/></text:span><text:span text:style-name="T24">Om ett hörn har valens δ i G, har det valens (n − 1) − δ i </text:span><text:span text:style-name="T20">G</text:span><text:span text:style-name="T24">.</text:span></text:p>
      <text:p text:style-name="P9"><text:span text:style-name="T24"/></text:p>
      <text:p text:style-name="P9"><text:span text:style-name="T24"><text:tab/>a)<text:tab/>Valenssekvensen δ</text:span><text:span text:style-name="T4">1</text:span><text:span text:style-name="T24">, δ</text:span><text:span text:style-name="T4">2</text:span><text:span text:style-name="T24">, …, δ</text:span><text:span text:style-name="T4">n</text:span><text:span text:style-name="T24"> ger valenssekvensen i </text:span><text:span text:style-name="T20">G</text:span><text:span text:style-name="T24">:</text:span></text:p>
      <text:p text:style-name="P9"><text:span text:style-name="T24"/></text:p>
      <text:p text:style-name="P9"><text:span text:style-name="T24"><text:tab/><text:tab/><text:tab/>n − 1 − δ</text:span><text:span text:style-name="T4">1</text:span><text:span text:style-name="T24">, …, n − 1 − δ</text:span><text:span text:style-name="T4">n</text:span></text:p>
      <text:p text:style-name="P9"><text:span text:style-name="T24"/></text:p>
      <text:p text:style-name="P9"><text:span text:style-name="T24"><text:tab/>b)<text:tab/>Om G är k-reguljär (det vill säga δ</text:span><text:span text:style-name="T4">1</text:span><text:span text:style-name="T24"> = δ</text:span><text:span text:style-name="T4">2</text:span><text:span text:style-name="T24"> = … = δ</text:span><text:span text:style-name="T4">n</text:span><text:span text:style-name="T24"> = k</text:span></text:p>
      <text:p text:style-name="P9"><text:span text:style-name="T24"><text:tab/><text:tab/><text:tab/><text:tab/><text:tab/></text:span><text:span text:style-name="T26">(kan skrivas δ ≌ k, notera spegelvänt tilde)</text:span><text:span text:style-name="T24">)</text:span></text:p>
      <text:p text:style-name="P10"><text:span text:style-name="T24"><text:tab/><text:tab/></text:span><text:span text:style-name="T25">är </text:span><text:span text:style-name="T20">G</text:span><text:span text:style-name="T25"> således (n − 1 − k)-reguljär.</text:span></text:p>
      <text:p text:style-name="P10"><text:span text:style-name="T25"/></text:p>
      <text:p text:style-name="P10"><text:span text:style-name="T25"><text:tab/><text:tab/>Så enda möjliga </text:span><text:span text:style-name="T20">G</text:span><text:span text:style-name="T25">:</text:span></text:p>
      <text:p text:style-name="P10"><text:span text:style-name="T25"/></text:p>
      <text:p text:style-name="P10"><text:span text:style-name="T25"><text:tab/><text:tab/><text:tab/>C</text:span><text:span text:style-name="T5">8</text:span><text:span text:style-name="T25">, C</text:span><text:span text:style-name="T5">5</text:span><text:span text:style-name="T25"> + C</text:span><text:span text:style-name="T5">3</text:span><text:span text:style-name="T25">, C</text:span><text:span text:style-name="T5">4</text:span><text:span text:style-name="T25"> + C</text:span><text:span text:style-name="T5">4</text:span></text:p>
      <text:p text:style-name="P10"><text:span text:style-name="T25"/></text:p>
      <text:p text:style-name="P10"><text:span text:style-name="T25"><text:tab/><text:tab/><text:tab/><text:tab/>C</text:span><text:span text:style-name="T5">n</text:span><text:span text:style-name="T25">, n ≥ 3</text:span></text:p>
      <text:p text:style-name="P10"><draw:line text:anchor-type="paragraph" draw:z-index="37" draw:style-name="gr1" draw:text-style-name="P24" svg:x1="7.749cm" svg:y1="0.265cm" svg:x2="6.876cm" svg:y2="1.27cm"><text:p/></draw:line><draw:line text:anchor-type="paragraph" draw:z-index="38" draw:style-name="gr1" draw:text-style-name="P24" svg:x1="9.019cm" svg:y1="0.265cm" svg:x2="7.749cm" svg:y2="0.265cm"><text:p/></draw:line><draw:line text:anchor-type="paragraph" draw:z-index="39" draw:style-name="gr1" draw:text-style-name="P24" svg:x1="9.919cm" svg:y1="1.27cm" svg:x2="9.019cm" svg:y2="0.291cm"><text:p/></draw:line><text:span text:style-name="T25"><text:tab/><text:tab/><text:tab/><text:tab/><text:tab/><text:tab/></text:span><text:span text:style-name="T19">●</text:span><text:span text:style-name="T25"><text:tab/></text:span><text:span text:style-name="T19">●</text:span></text:p>
      <text:p text:style-name="P10"><text:span text:style-name="T25"/></text:p>
      <text:p text:style-name="P10"><draw:line text:anchor-type="paragraph" draw:z-index="36" draw:style-name="gr1" draw:text-style-name="P24" svg:x1="7.749cm" svg:y1="1.314cm" svg:x2="6.876cm" svg:y2="0.282cm"><text:p/></draw:line><draw:line text:anchor-type="paragraph" draw:z-index="40" draw:style-name="gr3" draw:text-style-name="P24" svg:x1="7.749cm" svg:y1="1.314cm" svg:x2="9.919cm" svg:y2="0.282cm"><text:p/></draw:line><draw:frame draw:style-name="fr1" draw:name="graphics2" text:anchor-type="paragraph" svg:x="10.532cm" svg:y="0.377cm" svg:width="7.056cm" svg:height="7.056cm" draw:z-index="41"><draw:image xlink:href="Pictures/200000D900001B9000001B90D8676C34.svm" xlink:type="simple" xlink:show="embed" xlink:actuate="onLoad"/></draw:frame><text:span text:style-name="T25"><text:tab/><text:tab/><text:tab/><text:tab/><text:tab/> <text:s text:c="2"/></text:span><text:span text:style-name="T19">●</text:span><text:span text:style-name="T25"><text:tab/><text:tab/> <text:s text:c="6"/></text:span><text:span text:style-name="T19">●</text:span></text:p>
      <text:p text:style-name="P10"><text:span text:style-name="T25"/></text:p>
      <text:p text:style-name="P10"><text:span text:style-name="T25"><text:tab/><text:tab/><text:tab/><text:tab/><text:tab/><text:tab/></text:span><text:span text:style-name="T19">●</text:span></text:p>
      <text:p text:style-name="P10"><text:span text:style-name="T19"/></text:p>
      <text:p text:style-name="P10"><text:span text:style-name="T25"><text:tab/>Till exempel G som svarar mot</text:span></text:p>
      <text:p text:style-name="P10"><text:span text:style-name="T25"><text:tab/></text:span><text:span text:style-name="T20">G</text:span><text:span text:style-name="T25"> = C</text:span><text:span text:style-name="T5">5</text:span><text:span text:style-name="T25"> + C</text:span><text:span text:style-name="T5">3</text:span><text:span text:style-name="T25">:</text:span></text:p>
      <text:p text:style-name="P10"><text:span text:style-name="T25"/></text:p>
      <text:p text:style-name="P10"><text:span text:style-name="T25"><text:tab/><text:tab/></text:span><text:span text:style-name="T28"><text:tab/><text:tab/><text:tab/><text:tab/></text:span><text:span text:style-name="T25">G smal</text:span></text:p>
      <text:p text:style-name="P10"><text:span text:style-name="T25"/></text:p>
      <text:p text:style-name="P10"><text:span text:style-name="T25"><text:tab/><text:tab/></text:span><text:span text:style-name="T28"><text:tab/><text:tab/><text:tab/><text:tab/></text:span><text:span text:style-name="T20">G</text:span><text:span text:style-name="T22"> tjock</text:span></text:p>
      <text:p text:style-name="P10"><text:span text:style-name="T22"/></text:p>
      <text:p text:style-name="P20"><text:span text:style-name="T28">7)<text:tab/>G = (V, E), δ(v) ≥ 3 alla v ∈ V, |E| = 28</text:span></text:p>
      <text:p text:style-name="P11"><text:span text:style-name="T28"><text:tab/>Hur stort kan |V| vara?</text:span></text:p>
      <text:p text:style-name="P11"><text:span text:style-name="T28"/></text:p>
      <text:p text:style-name="P11"><text:span text:style-name="T28"/></text:p>
      <text:p text:style-name="P11"><text:span text:style-name="T28"><text:tab/></text:span><text:span text:style-name="T28"><draw:frame draw:style-name="fr4" draw:name="Object3" text:anchor-type="as-char" svg:width="8.013cm" svg:height="1.57cm" draw:z-index="4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1"><text:span text:style-name="T28"/></text:p>
      <text:p text:style-name="P11"><text:span text:style-name="T28"><text:tab/>Alltså |V| ≤ 18.</text:span></text:p>
      <text:p text:style-name="P11"><text:span text:style-name="T28"/></text:p>
      <text:p text:style-name="P11"><text:span text:style-name="T28"/></text:p>
      <text:p text:style-name="P11"><text:span text:style-name="T28"><text:tab/>Men finns en sådan?</text:span></text:p>
      <text:p text:style-name="P11"><draw:frame draw:style-name="fr1" draw:name="graphics3" text:anchor-type="paragraph" svg:x="2.956cm" svg:y="0.291cm" svg:width="10.936cm" svg:height="3.528cm" draw:z-index="43"><draw:image xlink:href="Pictures/200000AF00002AB800000DC86786052D.svm" xlink:type="simple" xlink:show="embed" xlink:actuate="onLoad"/></draw:frame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draw:custom-shape text:anchor-type="paragraph" draw:z-index="44" draw:style-name="gr4" draw:text-style-name="P24" svg:width="0.503cm" svg:height="3.308cm" draw:transform="rotate (1.5707963267946) translate (4.16101388888889cm 0.987777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45" draw:style-name="gr4" draw:text-style-name="P24" svg:width="0.503cm" svg:height="4.515cm" draw:transform="rotate (1.5707963267946) translate (9.16163888888889cm 0.97895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8"/></text:p>
      <text:p text:style-name="P11"><text:span text:style-name="T28"/></text:p>
      <text:p text:style-name="P12"><text:span text:style-name="T29"><text:tab/><text:tab/><text:tab/>V:<text:tab/> <text:s text:c="3"/>12<text:tab/><text:tab/> <text:s text:c="3"/>+<text:tab/><text:tab/> <text:s text:c="8"/>6<text:tab/><text:tab/>=<text:tab/><text:tab/>18</text:span></text:p>
      <text:p text:style-name="P12"><text:span text:style-name="T29"><text:tab/><text:tab/><text:tab/>E:<text:tab/> <text:s text:c="3"/>18<text:tab/><text:tab/> <text:s text:c="3"/>+<text:tab/><text:tab/> <text:s text:c="7"/>10<text:tab/><text:tab/>=<text:tab/><text:tab/>28</text:span></text:p>
      <text:p text:style-name="P12"><text:span text:style-name="T29"/></text:p>
      <text:p text:style-name="P12"><text:span text:style-name="T29"><text:tab/>Så ja, |V| = 18 är möjligt.</text:span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>8)<text:tab/>Visa G osammanhängade ⇒ </text:span><text:span text:style-name="T20">G</text:span><text:span text:style-name="T29"> sammanhängande.</text:span></text:p>
      <text:p text:style-name="P12"><text:span text:style-name="T29"/></text:p>
      <text:p text:style-name="P12"><text:span text:style-name="T29"><text:tab/>x, y inet grannar i G: xy en väg mellan dem i </text:span><text:span text:style-name="T20">G</text:span><text:span text:style-name="T29">.</text:span></text:p>
      <text:p text:style-name="P12"><text:span text:style-name="T29"/></text:p>
      <text:p text:style-name="P12"><text:span text:style-name="T29"><text:tab/>x, y grannar i G, z i en annan komponent: xzy en väg i </text:span><text:span text:style-name="T20">G</text:span><text:span text:style-name="T29">.</text:span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>9)<text:tab/>(K</text:span><text:span text:style-name="T6">5</text:span><text:span text:style-name="T29"> − 1 kant) är planär:<text:tab/><text:tab/>(planär = kan ritas som en plan graf.)</text:span></text:p>
      <text:p text:style-name="P12"><draw:frame draw:style-name="fr1" draw:name="graphics4" text:anchor-type="paragraph" svg:x="4.341cm" svg:y="0.272cm" svg:width="7.056cm" svg:height="3.528cm" draw:z-index="46"><draw:image xlink:href="Pictures/200000A300001B9000000DC80B062B84.svm" xlink:type="simple" xlink:show="embed" xlink:actuate="onLoad"/></draw:frame><text:span text:style-name="T29"/></text:p>
      <text:p text:style-name="P12"><text:span text:style-name="T29"/></text:p>
      <text:p text:style-name="P21"><text:span text:style-name="T30">10)<text:tab/>G = (V, E) sammanhängande, 4-reguljär och planär, e = |E| = 16.</text:span></text:p>
      <text:p text:style-name="P13"><text:span text:style-name="T30"/></text:p>
      <text:p text:style-name="P13"><text:span text:style-name="T30"><text:tab/>Vad är r, antalet ytor för en plan ritning av G?</text:span></text:p>
      <text:p text:style-name="P13"><text:span text:style-name="T30"/></text:p>
      <text:p text:style-name="P13"><text:span text:style-name="T30"><text:tab/>Eulers polyederformel för sammanhängande grafer:</text:span></text:p>
      <text:p text:style-name="P13"><text:span text:style-name="T30"/></text:p>
      <text:p text:style-name="P13"><text:span text:style-name="T30"><text:tab/><text:tab/>v − e + r = 2</text:span><text:span text:style-name="T34"><text:tab/><text:tab/></text:span><text:span text:style-name="T14">(r kallas ibland f.)</text:span></text:p>
      <text:p text:style-name="P13"><text:span text:style-name="T30"/></text:p>
      <text:p text:style-name="P13"><text:span text:style-name="T30"><text:tab/></text:span><text:span text:style-name="T30"><draw:frame draw:style-name="fr4" draw:name="Object4" text:anchor-type="as-char" svg:width="8.162cm" svg:height="0.873cm" draw:z-index="4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3"><text:span text:style-name="T30"/></text:p>
      <text:p text:style-name="P13"><text:span text:style-name="T30"><text:tab/>r = 2 − v + e = 2 − 8 + 16 = 10</text:span></text:p>
      <text:p text:style-name="P13"><text:span text:style-name="T30"/></text:p>
      <text:p text:style-name="P13"><text:span text:style-name="T30"><text:tab/>Exempel:</text:span></text:p>
      <text:p text:style-name="P13"><draw:line text:anchor-type="paragraph" draw:z-index="48" draw:style-name="gr1" draw:text-style-name="P24" svg:x1="7.749cm" svg:y1="0.286cm" svg:x2="3.965cm" svg:y2="3.726cm"><text:p/></draw:line><draw:line text:anchor-type="paragraph" draw:z-index="51" draw:style-name="gr1" draw:text-style-name="P24" svg:x1="7.749cm" svg:y1="0.286cm" svg:x2="11.4cm" svg:y2="3.726cm"><text:p/></draw:line><draw:line text:anchor-type="paragraph" draw:z-index="56" draw:style-name="gr1" draw:text-style-name="P24" svg:x1="7.749cm" svg:y1="0.286cm" svg:x2="6.611cm" svg:y2="2.72cm"><text:p/></draw:line><draw:line text:anchor-type="paragraph" draw:z-index="60" draw:style-name="gr1" draw:text-style-name="P24" svg:x1="8.781cm" svg:y1="2.72cm" svg:x2="7.749cm" svg:y2="0.286cm"><text:p/></draw:line><text:span text:style-name="T30"><text:tab/><text:tab/><text:tab/><text:tab/><text:tab/><text:tab/></text:span><text:span text:style-name="T19">●</text:span></text:p>
      <text:p text:style-name="P13"/>
      <text:p text:style-name="P13"/>
      <text:p text:style-name="P13"><text:span text:style-name="T30"/></text:p>
      <text:p text:style-name="P13"><text:span text:style-name="T19"/></text:p>
      <text:p text:style-name="P13"><draw:line text:anchor-type="paragraph" draw:z-index="52" draw:style-name="gr1" draw:text-style-name="P24" svg:x1="6.611cm" svg:y1="0.25cm" svg:x2="6.611cm" svg:y2="2.261cm"><text:p/></draw:line><draw:line text:anchor-type="paragraph" draw:z-index="53" draw:style-name="gr1" draw:text-style-name="P24" svg:x1="6.611cm" svg:y1="0.25cm" svg:x2="8.781cm" svg:y2="0.25cm"><text:p/></draw:line><draw:line text:anchor-type="paragraph" draw:z-index="55" draw:style-name="gr1" draw:text-style-name="P24" svg:x1="8.781cm" svg:y1="0.25cm" svg:x2="8.781cm" svg:y2="2.261cm"><text:p/></draw:line><draw:line text:anchor-type="paragraph" draw:z-index="57" draw:style-name="gr1" draw:text-style-name="P24" svg:x1="8.781cm" svg:y1="0.25cm" svg:x2="11.4cm" svg:y2="1.255cm"><text:p/></draw:line><draw:line text:anchor-type="paragraph" draw:z-index="61" draw:style-name="gr1" draw:text-style-name="P24" svg:x1="6.611cm" svg:y1="0.25cm" svg:x2="3.965cm" svg:y2="1.255cm"><text:p/></draw:line><text:span text:style-name="T30"><text:tab/><text:tab/><text:tab/><text:tab/><text:tab/> </text:span><text:span text:style-name="T19">●</text:span><text:span text:style-name="T30"><text:tab/> <text:s text:c="7"/></text:span><text:span text:style-name="T19">●</text:span></text:p>
      <text:p text:style-name="P13"><text:span text:style-name="T19"/></text:p>
      <text:p text:style-name="P13"><draw:line text:anchor-type="paragraph" draw:z-index="49" draw:style-name="gr1" draw:text-style-name="P24" svg:x1="3.965cm" svg:y1="0.268cm" svg:x2="7.722cm" svg:y2="3.734cm"><text:p/></draw:line><draw:line text:anchor-type="paragraph" draw:z-index="50" draw:style-name="gr1" draw:text-style-name="P24" svg:x1="11.4cm" svg:y1="0.268cm" svg:x2="7.722cm" svg:y2="3.734cm"><text:p/></draw:line><draw:line text:anchor-type="paragraph" draw:z-index="59" draw:style-name="gr1" draw:text-style-name="P24" svg:x1="6.611cm" svg:y1="1.273cm" svg:x2="3.965cm" svg:y2="0.268cm"><text:p/></draw:line><draw:line text:anchor-type="paragraph" draw:z-index="63" draw:style-name="gr1" draw:text-style-name="P24" svg:x1="8.781cm" svg:y1="1.273cm" svg:x2="11.4cm" svg:y2="0.268cm"><text:p/></draw:line><text:span text:style-name="T30"><text:tab/><text:tab/><text:tab/></text:span><text:span text:style-name="T19">●</text:span><text:span text:style-name="T30"><text:tab/><text:tab/><text:tab/><text:tab/><text:tab/> <text:s text:c="8"/></text:span><text:span text:style-name="T19">●</text:span></text:p>
      <text:p text:style-name="P13"><text:span text:style-name="T19"/></text:p>
      <text:p text:style-name="P13"><draw:line text:anchor-type="paragraph" draw:z-index="54" draw:style-name="gr1" draw:text-style-name="P24" svg:x1="6.611cm" svg:y1="0.286cm" svg:x2="8.834cm" svg:y2="0.286cm"><text:p/></draw:line><draw:line text:anchor-type="paragraph" draw:z-index="58" draw:style-name="gr1" draw:text-style-name="P24" svg:x1="8.78cm" svg:y1="0.286cm" svg:x2="7.722cm" svg:y2="2.747cm"><text:p/></draw:line><draw:line text:anchor-type="paragraph" draw:z-index="62" draw:style-name="gr1" draw:text-style-name="P24" svg:x1="6.611cm" svg:y1="0.286cm" svg:x2="7.722cm" svg:y2="2.747cm"><text:p/></draw:line><text:span text:style-name="T30"><text:tab/><text:tab/><text:tab/><text:tab/><text:tab/> </text:span><text:span text:style-name="T19">●</text:span><text:span text:style-name="T30"><text:tab/> <text:s text:c="7"/></text:span><text:span text:style-name="T19">●</text:span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30"><text:tab/><text:tab/><text:tab/><text:tab/><text:tab/><text:tab/></text:span><text:span text:style-name="T19">●</text:span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30">11)<text:tab/>G = (V, E) sammanhängande planär har ingen cykel av längd &lt; k, k ≥ 3.</text:span></text:p>
      <text:p text:style-name="P13"><text:span text:style-name="T30"/></text:p>
      <text:p text:style-name="P13"><text:span text:style-name="T30"><text:tab/></text:span><text:span text:style-name="T30"><draw:frame draw:style-name="fr4" draw:name="Object5" text:anchor-type="as-char" svg:width="11.749cm" svg:height="1.014cm" draw:z-index="6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><text:span text:style-name="T30"/></text:p>
      <text:p text:style-name="P13"><text:span text:style-name="T30"><text:tab/></text:span><text:span text:style-name="T30"><draw:frame draw:style-name="fr4" draw:name="Object6" text:anchor-type="as-char" svg:width="8.407cm" svg:height="1.048cm" draw:z-index="6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3"><text:span text:style-name="T30"/></text:p>
      <text:p text:style-name="P13"><text:span text:style-name="T30"/></text:p>
      <text:p text:style-name="P14"><text:span text:style-name="T31"><text:tab/></text:span><text:span text:style-name="T31"><draw:frame draw:style-name="fr4" draw:name="Object7" text:anchor-type="as-char" svg:width="10.52cm" svg:height="1.633cm" draw:z-index="6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2"><text:span text:style-name="T31"><text:tab/>K = 3:<text:tab/>e ≤ 3(v − 2)</text:span></text:p>
      <text:p text:style-name="P14"><text:span text:style-name="T31"><text:tab/>K = 4:<text:tab/>e ≤ 2(v − 2)</text:span></text:p>
      <text:p text:style-name="P14"><text:span text:style-name="T31"/></text:p>
      <text:p text:style-name="P14"><text:span text:style-name="T31"><text:tab/>K</text:span><text:span text:style-name="T7">3,3</text:span><text:span text:style-name="T31"> är inte planär:</text:span></text:p>
      <text:p text:style-name="P14"><text:span text:style-name="T31"/></text:p>
      <text:p text:style-name="P14"><text:span text:style-name="T31"><text:tab/><text:tab/>e = 9, v = 6, 2(v − 2) = 8</text:span></text:p>
      <text:p text:style-name="P14"><text:span text:style-name="T31"/></text:p>
      <text:p text:style-name="P14"><text:span text:style-name="T31"><text:tab/><text:tab/>e &gt; 2(v − 2)<text:tab/>inte planär</text:span></text:p>
      <text:p text:style-name="P14"><draw:frame draw:style-name="fr2" draw:name="graphics5" text:anchor-type="paragraph" svg:width="7.056cm" svg:height="3.528cm" draw:z-index="67"><draw:image xlink:href="Pictures/2000009100001B9000000DC81B2D0C05.svm" xlink:type="simple" xlink:show="embed" xlink:actuate="onLoad"/></draw:frame><text:span text:style-name="T31"/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4"><text:span text:style-name="T31"/></text:p>
      <text:p text:style-name="P15"><text:span text:style-name="T32">Petersens graf:</text:span><text:span text:style-name="T33"><text:tab/><text:tab/><text:tab/><text:tab/><text:tab/><text:tab/><text:tab/>(Alternativt:)</text:span></text:p>
      <text:p text:style-name="P16"><draw:frame draw:style-name="fr1" draw:name="graphics6" text:anchor-type="paragraph" svg:x="1.722cm" svg:y="0.035cm" svg:width="7.056cm" svg:height="7.056cm" draw:z-index="68"><draw:image xlink:href="Pictures/200000DF00001B9000001B900153AB79.svm" xlink:type="simple" xlink:show="embed" xlink:actuate="onLoad"/></draw:frame><draw:frame draw:style-name="fr1" draw:name="graphics7" text:anchor-type="paragraph" svg:x="9.315cm" svg:y="0.026cm" svg:width="7.056cm" svg:height="7.056cm" draw:z-index="69"><draw:image xlink:href="Pictures/200000DF00001B9000001B9078A0DBD0.svm" xlink:type="simple" xlink:show="embed" xlink:actuate="onLoad"/></draw:frame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text:span text:style-name="T33"><text:tab/>Petersens graf har inga cykler av längd ≤ 4, det vill säga k = 5 i:</text:span></text:p>
      <text:p text:style-name="P16"><text:span text:style-name="T33"/></text:p>
      <text:p text:style-name="P17"><text:span text:style-name="T33"><text:tab/><text:tab/></text:span><text:span text:style-name="T33"><draw:frame draw:style-name="fr4" draw:name="Object8" text:anchor-type="as-char" svg:width="5.479cm" svg:height="1.044cm" draw:z-index="71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7"><text:span text:style-name="T34"><text:tab/><text:tab/></text:span></text:p>
      <text:p text:style-name="P17"><text:span text:style-name="T34"><text:tab/><text:tab/></text:span><text:span text:style-name="T33">e = 15,</text:span><text:span text:style-name="T34"> <text:s/></text:span><text:span text:style-name="T33">v = 10</text:span></text:p>
      <text:p text:style-name="P17"><text:span text:style-name="T34"/></text:p>
      <text:p text:style-name="P17"><text:span text:style-name="T34"><text:tab/><text:tab/></text:span><text:span text:style-name="T34"><draw:frame draw:style-name="fr4" draw:name="Object9" text:anchor-type="as-char" svg:width="4.838cm" svg:height="1.048cm" draw:z-index="7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7"><text:span text:style-name="T34"/></text:p>
      <text:p text:style-name="P17"><text:span text:style-name="T34"><text:tab/>Så grafen är inte planär (inte ens om man tar bort ett hörn och dess kanter).</text:span></text:p>
      <text:p text:style-name="P23"><text:span text:style-name="T34">Kuratowskis sats:</text:span></text:p>
      <text:p text:style-name="P17"><text:span text:style-name="T34"/></text:p>
      <text:p text:style-name="P17"><draw:line text:anchor-type="paragraph" draw:z-index="72" draw:style-name="gr5" draw:text-style-name="P24" svg:x1="7.193cm" svg:y1="0.492cm" svg:x2="6.32cm" svg:y2="1.762cm"><text:p/></draw:line><text:span text:style-name="T34"><text:tab/>Varje icke-planär graf “innehåller” antingen K</text:span><text:span text:style-name="T8">5</text:span><text:span text:style-name="T34"> eller K</text:span><text:span text:style-name="T8">3,3</text:span><text:span text:style-name="T34">.</text:span></text:p>
      <text:p text:style-name="P17"><text:span text:style-name="T34"/></text:p>
      <text:p text:style-name="P17"><text:span text:style-name="T34"/></text:p>
      <text:p text:style-name="P17"><text:span text:style-name="T34"/></text:p>
      <text:p text:style-name="P17"><text:span text:style-name="T34"><text:tab/><text:tab/><text:tab/><text:tab/>det finns en delgraf som är isomorf</text:span></text:p>
      <text:p text:style-name="P17"><text:span text:style-name="T34"><text:tab/><text:tab/><text:tab/><text:tab/>med en “subdivision” av K</text:span><text:span text:style-name="T8">5</text:span><text:span text:style-name="T34"> eller K</text:span><text:span text:style-name="T8">3,3</text:span><text:span text:style-name="T34">.</text:span></text:p>
      <text:p text:style-name="P17"><draw:line text:anchor-type="paragraph" draw:z-index="73" draw:style-name="gr5" draw:text-style-name="P24" svg:x1="8.093cm" svg:y1="0.051cm" svg:x2="7.22cm" svg:y2="1.321cm"><text:p/></draw:line><text:span text:style-name="T34"/></text:p>
      <text:p text:style-name="P17"><text:span text:style-name="T34"/></text:p>
      <text:p text:style-name="P17"><text:span text:style-name="T34"/></text:p>
      <text:p text:style-name="P17"><text:span text:style-name="T34"><text:tab/><text:tab/><text:tab/><text:tab/><text:tab/>Den graf med extra hörn på kanter.</text:span></text:p>
      <text:p text:style-name="P17"><text:span text:style-name="T34"/></text:p>
      <text:p text:style-name="P17"><text:span text:style-name="T34"/></text:p>
      <text:p text:style-name="P17"><text:span text:style-name="T34">Wagners sats:</text:span></text:p>
      <text:p text:style-name="P17"><text:span text:style-name="T34"/></text:p>
      <text:p text:style-name="P17"><text:span text:style-name="T34"><text:tab/>Detsamma med “innehåller” betyder att den har K</text:span><text:span text:style-name="T8">5</text:span><text:span text:style-name="T34"> eller K</text:span><text:span text:style-name="T8">3,3</text:span><text:span text:style-name="T34"> som minor.</text:span></text:p>
      <text:p text:style-name="P17"><text:span text:style-name="T34"><text:tab/>Det vill säga någon kantkontraktion av grafen har K</text:span><text:span text:style-name="T8">5</text:span><text:span text:style-name="T34"> eller K</text:span><text:span text:style-name="T8">3,3</text:span><text:span text:style-name="T34"> som delgraf.</text:span></text:p>
      <text:p text:style-name="P17"><text:span text:style-name="T34"/></text:p>
      <text:p text:style-name="P17"><text:span text:style-name="T34"/></text:p>
      <text:p text:style-name="P17"><text:span text:style-name="T34"/></text:p>
      <text:p text:style-name="P17"><text:span text:style-name="T34">Bort tagning av hörn i Petersensgraf:</text:span></text:p>
      <text:p text:style-name="P17"><text:span text:style-name="T34"/></text:p>
      <text:p text:style-name="P17"><text:span text:style-name="T34"><text:tab/>Se<text:tab/>http://en.wikipedia.org/wiki/File:Kuratowski.gif</text:span></text:p>
      <text:p text:style-name="P17"><text:span text:style-name="T34"/></text:p>
      <text:p text:style-name="P17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11T18:42:32</dc:date>
    <dc:creator>Mattias </dc:creator>
    <meta:editing-duration>PT88H05M15S</meta:editing-duration>
    <meta:editing-cycles>105</meta:editing-cycles>
    <meta:generator>OpenOffice.org/3.2$Unix OpenOffice.org_project/320m19$Build-9505</meta:generator>
    <meta:document-statistic meta:table-count="0" meta:image-count="7" meta:object-count="9" meta:page-count="7" meta:paragraph-count="118" meta:word-count="820" meta:character-count="3654"/>
  </office:meta>
</office:document-meta>
</file>

<file path=Object 1/content.xml><?xml version="1.0" encoding="utf-8"?>
<math xmlns="http://www.w3.org/1998/Math/MathML">
  <semantics>
    <mrow>
      <mtext>e = |E| = </mtext>
      <mrow>
        <munder>
          <mi mathvariant="normal">∑</mi>
          <mtext>x ∈ X</mtext>
        </munder>
        <munder>
          <munder>
            <mtext>δ(x)</mtext>
            <mo stretchy="false"></mo>
          </munder>
          <mtext>≤ n − k</mtext>
        </munder>
      </mrow>
      <mtext> ≤ k(n − k) =</mtext>
    </mrow>
    <annotation encoding="StarMath 5.0">"e = |E| = " sum from {"x ∈ X"} {"δ(x)" underbrace "≤ n − k"} " ≤ k(n − k) ="</annotation>
  </semantics>
</math>
</file>

<file path=Object 2/content.xml><?xml version="1.0" encoding="utf-8"?>
<math xmlns="http://www.w3.org/1998/Math/MathML">
  <semantics>
    <mrow>
      <mtext>= </mtext>
      <msup>
        <mfenced open="" close="">
          <mfrac>
            <mi mathvariant="normal">n</mi>
            <mn>2</mn>
          </mfrac>
        </mfenced>
        <mn>2</mn>
      </msup>
      <mtext> − </mtext>
      <msup>
        <mfenced open="" close="">
          <mrow>
            <mtext>k − </mtext>
            <mfrac>
              <mi mathvariant="normal">n</mi>
              <mn>2</mn>
            </mfrac>
          </mrow>
        </mfenced>
        <mn>2</mn>
      </msup>
      <mtext> ≤ </mtext>
      <msup>
        <mfenced open="" close="">
          <mfrac>
            <mi mathvariant="normal">n</mi>
            <mn>2</mn>
          </mfrac>
        </mfenced>
        <mn>2</mn>
      </msup>
    </mrow>
    <annotation encoding="StarMath 5.0">"= " left ( {n over 2} right )^2 " − " left ("k − " {n over 2} right )^2 " ≤ " left ( {n over 2} right )^2</annotation>
  </semantics>
</math>
</file>

<file path=Object 3/content.xml><?xml version="1.0" encoding="utf-8"?>
<math xmlns="http://www.w3.org/1998/Math/MathML">
  <semantics>
    <mrow>
      <munder>
        <munder>
          <mrow>
            <munder>
              <mi mathvariant="normal">∑</mi>
              <mtext>v ∈ V</mtext>
            </munder>
            <mtext>δ(v)</mtext>
          </mrow>
          <mo stretchy="false"></mo>
        </munder>
        <mtext>≥ 3|V|</mtext>
      </munder>
      <mtext> = 2|E|, så |V| ≤ </mtext>
      <mfrac>
        <mrow>
          <mn>2</mn>
          <mi mathvariant="normal">⋅</mi>
          <mn>28</mn>
        </mrow>
        <mn>3</mn>
      </mfrac>
      <mtext> = </mtext>
      <mn>18</mn>
      <mfrac>
        <mn>2</mn>
        <mn>8</mn>
      </mfrac>
    </mrow>
    <annotation encoding="StarMath 5.0">{{sum from {"v ∈ V"} "δ(v)"} underbrace "≥ 3|V|"} " = 2|E|, så |V| ≤ " {{2 cdot 28} over 3} " = " 18 {2 over 8}</annotation>
  </semantics>
</math>
</file>

<file path=Object 4/content.xml><?xml version="1.0" encoding="utf-8"?>
<math xmlns="http://www.w3.org/1998/Math/MathML">
  <semantics>
    <mrow>
      <mrow>
        <mn>4v</mn>
        <mi mathvariant="normal">=</mi>
        <mrow>
          <munder>
            <mi mathvariant="normal">∑</mi>
            <mtext>x ∈ V</mtext>
          </munder>
          <mtext>δ(x) = 2e = 32</mtext>
        </mrow>
      </mrow>
      <mi/>
      <mtext>så v = 8 och</mtext>
    </mrow>
    <annotation encoding="StarMath 5.0">4v = sum from "x ∈ V" "δ(x) = 2e = 32" ~~~ "så v = 8 och"</annotation>
  </semantics>
</math>
</file>

<file path=Object 5/content.xml><?xml version="1.0" encoding="utf-8"?>
<math xmlns="http://www.w3.org/1998/Math/MathML">
  <semantics>
    <mrow>
      <mtext>Då är k⋅r ≤ </mtext>
      <mrow>
        <mi mathvariant="normal">∑</mi>
        <mtext>alla ytor</mtext>
      </mrow>
      <munder>
        <munder>
          <mtext>(antalet kanter kring utan)</mtext>
          <mo stretchy="false"></mo>
        </munder>
        <mtext>≥ k</mtext>
      </munder>
      <mtext> = 2e</mtext>
    </mrow>
    <annotation encoding="StarMath 5.0">"Då är k⋅r ≤ " sum "alla ytor" {"(antalet kanter kring utan)" underbrace "≥ k"} " = 2e"</annotation>
  </semantics>
</math>
</file>

<file path=Object 6/content.xml><?xml version="1.0" encoding="utf-8"?>
<math xmlns="http://www.w3.org/1998/Math/MathML">
  <semantics>
    <mrow>
      <mtext>Så r ≤ </mtext>
      <mfrac>
        <mn>2</mn>
        <mi mathvariant="normal">k</mi>
      </mfrac>
      <mtext>e</mtext>
      <mi/>
      <mtext>(varje biparitit graf: k = 4)</mtext>
    </mrow>
    <annotation encoding="StarMath 5.0">"Så r ≤ " {2 over k}"e" ~~~ "(varje biparitit graf: k = 4)"</annotation>
  </semantics>
</math>
</file>

<file path=Object 7/content.xml><?xml version="1.0" encoding="utf-8"?>
<math xmlns="http://www.w3.org/1998/Math/MathML">
  <semantics>
    <mrow>
      <mtext>2 = v − e + r ≤ v + </mtext>
      <munder>
        <munder>
          <mfenced open="" close="">
            <mrow>
              <mfrac>
                <mn>2</mn>
                <mi mathvariant="normal">k</mi>
              </mfrac>
              <mtext> − 1</mtext>
            </mrow>
          </mfenced>
          <mo stretchy="false"></mo>
        </munder>
        <mtext>&lt; 0</mtext>
      </munder>
      <mtext>e, </mtext>
      <mi/>
      <mtext>e ≤ </mtext>
      <mfrac>
        <mi mathvariant="normal">k</mi>
        <mtext>k − 2</mtext>
      </mfrac>
      <mtext>(v − 2)</mtext>
    </mrow>
    <annotation encoding="StarMath 5.0">"2 = v − e + r ≤ v + " {{left ( {2 over k} " − 1" right )} underbrace {"&lt; 0"}} "e, "~ "e ≤ " {k over {"k − 2"}}"(v − 2)"</annotation>
  </semantics>
</math>
</file>

<file path=Object 8/content.xml><?xml version="1.0" encoding="utf-8"?>
<math xmlns="http://www.w3.org/1998/Math/MathML">
  <semantics>
    <mrow>
      <mtext>e ≤ </mtext>
      <mfrac>
        <mi mathvariant="normal">k</mi>
        <mrow>
          <mi mathvariant="normal">k</mi>
          <mi mathvariant="normal">⋅</mi>
          <mn>2</mn>
        </mrow>
      </mfrac>
      <mtext>(v − 2) = </mtext>
      <mfrac>
        <mn>5</mn>
        <mn>3</mn>
      </mfrac>
      <mtext>v − 2</mtext>
    </mrow>
    <annotation encoding="StarMath 5.0">"e ≤ " {k over {k cdot 2}} "(v − 2) = " {5 over 3} "v − 2"</annotation>
  </semantics>
</math>
</file>

<file path=Object 9/content.xml><?xml version="1.0" encoding="utf-8"?>
<math xmlns="http://www.w3.org/1998/Math/MathML">
  <semantics>
    <mrow>
      <mfrac>
        <mn>5</mn>
        <mn>3</mn>
      </mfrac>
      <mtext>(v − 2) = </mtext>
      <mfrac>
        <mn>5</mn>
        <mn>3</mn>
      </mfrac>
      <mtext>8 = 13</mtext>
      <mfrac>
        <mn>1</mn>
        <mn>3</mn>
      </mfrac>
    </mrow>
    <annotation encoding="StarMath 5.0">{5 over 3}"(v − 2) = " {5 over 3}"8 = 13"{1 over 3}</annotation>
  </semantics>
</math>
</file>